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Entry.JarEntry( java . util . jar . Jar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Entry.JarEntry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Entry.Jar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Entr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Entry.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